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fbd4f"/>
    </style:style>
    <style:style style:name="T2" style:family="text">
      <style:text-properties officeooo:rsid="0025175a"/>
    </style:style>
    <style:style style:name="T3" style:family="text">
      <style:text-properties style:font-name="Liberation Sans1" fo:font-size="11pt" officeooo:rsid="002517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euillez documenter les styles adaptés en ajoutant une ligne utilisant le style personnalisé.</text:p>
      <text:p text:style-name="Standard"/>
      <text:p text:style-name="texte_5f_delibe">Style « texte_delibe » avec espacement sous le paragraphe 0,30cm.</text:p>
      <text:p text:style-name="xSmallText">Style « xSmall ».</text:p>
      <text:p text:style-name="smallText">Style « small ».</text:p>
      <text:p text:style-name="largeText">Style « large ».</text:p>
      <text:p text:style-name="xLargeText">Style « xLarge »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xSmallText" style:family="paragraph" style:parent-style-name="Standard">
      <style:text-properties style:font-name="Liberation Sans1" fo:font-family="'Liberation Sans'" style:font-style-name="Normal" style:font-family-generic="swiss" style:font-pitch="variable" fo:font-size="7pt"/>
    </style:style>
    <style:style style:name="smallText" style:family="paragraph" style:parent-style-name="Standard">
      <style:text-properties fo:font-size="9pt"/>
    </style:style>
    <style:style style:name="largeText" style:family="paragraph" style:parent-style-name="smallText">
      <style:text-properties fo:font-size="16pt"/>
    </style:style>
    <style:style style:name="xLargeText" style:family="paragraph" style:parent-style-name="largeText">
      <style:text-properties style:font-name="Times New Roman" fo:font-family="'Times New Roman'" style:font-style-name="Normal" style:font-family-generic="roman" style:font-pitch="variable" fo:font-size="18pt"/>
    </style:style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  <style:text-properties style:font-name="Liberation Sans1" fo:font-family="'Liberation Sans'" style:font-style-name="Normal" style:font-family-generic="swiss" style:font-pitch="variable" fo:font-size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toine Duchêne</meta:initial-creator>
    <meta:creation-date>2020-03-02T15:49:42.910082614</meta:creation-date>
    <dc:date>2020-03-02T16:03:32.248283817</dc:date>
    <dc:creator>Antoine Duchêne</dc:creator>
    <meta:editing-duration>PT13M50S</meta:editing-duration>
    <meta:editing-cycles>3</meta:editing-cycles>
    <meta:generator>LibreOffice/6.4.1.2$Linux_X86_64 LibreOffice_project/40$Build-2</meta:generator>
    <meta:document-statistic meta:table-count="0" meta:image-count="0" meta:object-count="0" meta:page-count="1" meta:paragraph-count="6" meta:word-count="39" meta:character-count="224" meta:non-whitespace-character-count="191"/>
  </office:meta>
</office:document-meta>
</file>